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6bd" officeooo:paragraph-rsid="0019c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onarQube Token --&gt; <text:s text:c="2"/>squ_443e105c89877dcdb8c67a614a7490a986148f02</text:p>
      <text:p text:style-name="P1"><text:tab/><text:tab/><text:tab/><text:tab/></text:p>
      <text:p text:style-name="P1"><text:tab/><text:tab/><text:tab/>squ_443e105c89877dcdb8c67a614a7490a986148f0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2:03:43.786119647</meta:creation-date>
    <meta:generator>LibreOffice/7.3.7.2$Linux_X86_64 LibreOffice_project/30$Build-2</meta:generator>
    <dc:date>2024-07-17T12:13:25.312967005</dc:date>
    <meta:editing-duration>PT9M43S</meta:editing-duration>
    <meta:editing-cycles>2</meta:editing-cycles>
    <meta:document-statistic meta:table-count="0" meta:image-count="0" meta:object-count="0" meta:page-count="1" meta:paragraph-count="3" meta:word-count="6" meta:character-count="117" meta:non-whitespace-character-count="105"/>
  </office:meta>
</office:document-meta>
</file>